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1e14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1e14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1e14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1e14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1e14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1e14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1e14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1e14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1e14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1e14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1e14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1e14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1e14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1e14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1e14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1e14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1e14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iego Antonio Moya Sanzonetti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9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2013911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orbeidis Del Valle Sanzonetti cedeñ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651785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8.78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8" meta:non-whitespace-character-count="1009"/>
    <meta:template xlink:type="simple" xlink:actuate="onRequest" xlink:title="Normal" xlink:href=""/>
  </office:meta>
</office:document-meta>
</file>